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907cm"/>
    </style:style>
    <style:style style:name="ro1" style:family="table-row">
      <style:table-row-properties style:row-height="1.02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Id</text:p>
          </table:table-cell>
          <table:table-cell office:value-type="string" calcext:value-type="string">
            <text:p>Initial position</text:p>
          </table:table-cell>
          <table:table-cell office:value-type="string" calcext:value-type="string">
            <text:p>Evaluation</text:p>
          </table:table-cell>
          <table:table-cell/>
          <table:table-cell office:value-type="string" calcext:value-type="string">
            <text:p>https://www.mark-weeks.com/cfaa/chess960/c960strt.htm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BNNRKRQ</text:p>
          </table:table-cell>
          <table:table-cell office:value-type="float" office:value="0.57" calcext:value-type="float">
            <text:p>0,57</text:p>
          </table:table-cell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NNRKQRBB</text:p>
          </table:table-cell>
          <table:table-cell office:value-type="float" office:value="0.52" calcext:value-type="float">
            <text:p>0,52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NRBKQBR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RKRN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RKQRNNBB</text:p>
          </table:table-cell>
          <table:table-cell office:value-type="float" office:value="0.49" calcext:value-type="float">
            <text:p>0,49</text:p>
          </table:table-cell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RQBKRBNN</text:p>
          </table:table-cell>
          <table:table-cell office:value-type="float" office:value="0.48" calcext:value-type="float">
            <text:p>0,48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BRQKRNN</text:p>
          </table:table-cell>
          <table:table-cell office:value-type="float" office:value="0.46" calcext:value-type="float">
            <text:p>0,4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RNNBB</text:p>
          </table:table-cell>
          <table:table-cell office:value-type="float" office:value="0.46" calcext:value-type="float">
            <text:p>0,46</text:p>
          </table:table-cell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NRBKNRQB</text:p>
          </table:table-cell>
          <table:table-cell office:value-type="float" office:value="0.45" calcext:value-type="float">
            <text:p>0,4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QKRBN</text:p>
          </table:table-cell>
          <table:table-cell office:value-type="float" office:value="0.45" calcext:value-type="float">
            <text:p>0,45</text:p>
          </table:table-cell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BRKQNRNB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QRBN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QKRBN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RKBQR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BNNKRBQ</text:p>
          </table:table-cell>
          <table:table-cell office:value-type="float" office:value="0.42" calcext:value-type="float">
            <text:p>0,42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BBNNQRKR</text:p>
          </table:table-cell>
          <table:table-cell office:value-type="float" office:value="0.41" calcext:value-type="float">
            <text:p>0,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NNQR</text:p>
          </table:table-cell>
          <table:table-cell office:value-type="float" office:value="0.41" calcext:value-type="float">
            <text:p>0,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QNBR</text:p>
          </table:table-cell>
          <table:table-cell office:value-type="float" office:value="0.41" calcext:value-type="float">
            <text:p>0,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BKRBN</text:p>
          </table:table-cell>
          <table:table-cell office:value-type="float" office:value="0.41" calcext:value-type="float">
            <text:p>0,41</text:p>
          </table:table-cell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NBRKBRQN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RQBBN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RNQNB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RNBBQ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BKRBQ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BBNKR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BBNNRQKR</text:p>
          </table:table-cell>
          <table:table-cell office:value-type="float" office:value="0.39" calcext:value-type="float">
            <text:p>0,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KRBBQ</text:p>
          </table:table-cell>
          <table:table-cell office:value-type="float" office:value="0.39" calcext:value-type="float">
            <text:p>0,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KBNNR</text:p>
          </table:table-cell>
          <table:table-cell office:value-type="float" office:value="0.39" calcext:value-type="float">
            <text:p>0,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BKRBN</text:p>
          </table:table-cell>
          <table:table-cell office:value-type="float" office:value="0.39" calcext:value-type="float">
            <text:p>0,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KNBNR</text:p>
          </table:table-cell>
          <table:table-cell office:value-type="float" office:value="0.39" calcext:value-type="float">
            <text:p>0,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NNKRB</text:p>
          </table:table-cell>
          <table:table-cell office:value-type="float" office:value="0.39" calcext:value-type="float">
            <text:p>0,39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BQNBRKRN</text:p>
          </table:table-cell>
          <table:table-cell office:value-type="float" office:value="0.38" calcext:value-type="float">
            <text:p>0,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QBNRB</text:p>
          </table:table-cell>
          <table:table-cell office:value-type="float" office:value="0.38" calcext:value-type="float">
            <text:p>0,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NKRBN</text:p>
          </table:table-cell>
          <table:table-cell office:value-type="float" office:value="0.38" calcext:value-type="float">
            <text:p>0,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BNNBQ</text:p>
          </table:table-cell>
          <table:table-cell office:value-type="float" office:value="0.38" calcext:value-type="float">
            <text:p>0,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NKBBR</text:p>
          </table:table-cell>
          <table:table-cell office:value-type="float" office:value="0.38" calcext:value-type="float">
            <text:p>0,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NBBRN</text:p>
          </table:table-cell>
          <table:table-cell office:value-type="float" office:value="0.38" calcext:value-type="float">
            <text:p>0,38</text:p>
          </table:table-cell>
          <table:table-cell table:number-columns-repeated="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BNNBRKRQ</text:p>
          </table:table-cell>
          <table:table-cell office:value-type="float" office:value="0.37" calcext:value-type="float">
            <text:p>0,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KRNQ</text:p>
          </table:table-cell>
          <table:table-cell office:value-type="float" office:value="0.37" calcext:value-type="float">
            <text:p>0,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BNQBN</text:p>
          </table:table-cell>
          <table:table-cell office:value-type="float" office:value="0.37" calcext:value-type="float">
            <text:p>0,3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KRQBB</text:p>
          </table:table-cell>
          <table:table-cell office:value-type="float" office:value="0.37" calcext:value-type="float">
            <text:p>0,37</text:p>
          </table:table-cell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BRQBKRNN</text:p>
          </table:table-cell>
          <table:table-cell office:value-type="float" office:value="0.36" calcext:value-type="float">
            <text:p>0,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KBRNB</text:p>
          </table:table-cell>
          <table:table-cell office:value-type="float" office:value="0.36" calcext:value-type="float">
            <text:p>0,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RKNNR</text:p>
          </table:table-cell>
          <table:table-cell office:value-type="float" office:value="0.36" calcext:value-type="float">
            <text:p>0,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KRNBN</text:p>
          </table:table-cell>
          <table:table-cell office:value-type="float" office:value="0.36" calcext:value-type="float">
            <text:p>0,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KQNR</text:p>
          </table:table-cell>
          <table:table-cell office:value-type="float" office:value="0.36" calcext:value-type="float">
            <text:p>0,36</text:p>
          </table:table-cell>
          <table:table-cell table:number-columns-repeated="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BQRNKBRN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QRBNKR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KNRBB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NNRKR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NRKRBB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QRBN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KBBNR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BRQKRBNN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KBNRB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KRNBB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BRNKR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NRNBB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KBRNB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NBQKR</text:p>
          </table:table-cell>
          <table:table-cell office:value-type="float" office:value="0.34" calcext:value-type="float">
            <text:p>0,34</text:p>
          </table:table-cell>
          <table:table-cell table:number-columns-repeated="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BBNRNKRQ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RNNQ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NRKRQB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NRBKR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RQBN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QBKRB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KBBRN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NQRBB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BBKRQ</text:p>
          </table:table-cell>
          <table:table-cell office:value-type="float" office:value="0.33" calcext:value-type="float">
            <text:p>0,33</text:p>
          </table:table-cell>
          <table:table-cell table:number-columns-repeated="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BBNRKNRQ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QNKR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QKRN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QRKRBN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NKQR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BNQR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RBNQB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RNNKR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NRBKR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KNRBB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NRBBQ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BQNBN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NNBBQ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KNQR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NQKRB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RNBQ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RBBNN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BBQRNNKR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KQRN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NBRQ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QBNR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QNBNR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QKBRN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NRBQKR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RKBRN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NNKBR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KRBBQ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NRNBB</text:p>
          </table:table-cell>
          <table:table-cell office:value-type="float" office:value="0.31" calcext:value-type="float">
            <text:p>0,31</text:p>
          </table:table-cell>
          <table:table-cell table:number-columns-repeated="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BRNBNKRQ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RKBRQ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KRBBQ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NKNBR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KRNNB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BKNBR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KRNBB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NQBR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KBQRB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KNBBR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BNNRKQRB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NKRQ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RBNQ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NRBKR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BKRBN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RNQB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KRQBB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NRNKR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NRBKRB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BBNNR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RBNNB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KQRN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NQBR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NRQBB</text:p>
          </table:table-cell>
          <table:table-cell office:value-type="float" office:value="0.29" calcext:value-type="float">
            <text:p>0,29</text:p>
          </table:table-cell>
          <table:table-cell table:number-columns-repeated="2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BBQRKNNR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NBRQKR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RNQB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QBR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QRKR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KNRQ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BQNR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BQR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QKNBR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BKRBQ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QBR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NNBRKR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KBRN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QKNR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QKRN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BNRQ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BQNR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QNBR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RBQ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QRNNB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RNBQN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NBBQR</text:p>
          </table:table-cell>
          <table:table-cell office:value-type="float" office:value="0.28" calcext:value-type="float">
            <text:p>0,28</text:p>
          </table:table-cell>
          <table:table-cell table:number-columns-repeated="2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BBNRKQRN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NRQN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RNQN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RNKRB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NBKQR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KBBRQ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KBRQB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NRBKR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KQBBR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KRNBB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BNKBR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RNBQ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RBNQN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BRQN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NQRN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BQNR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NRBQ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RBBNQ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NRNBB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QNNBB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NKRQ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NKBRQ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NBBQR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BKQBR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KBBRQ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BNKRN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KNNRB</text:p>
          </table:table-cell>
          <table:table-cell office:value-type="float" office:value="0.27" calcext:value-type="float">
            <text:p>0,27</text:p>
          </table:table-cell>
          <table:table-cell table:number-columns-repeated="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BBQRKRNN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KNQR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QKRN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NRQKRB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NRNQ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RNNQ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NKQR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NRKRB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QNBR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NKBBR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RKNRN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NBBNR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RBNQB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BBKRN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NKRNB</text:p>
          </table:table-cell>
          <table:table-cell office:value-type="float" office:value="0.26" calcext:value-type="float">
            <text:p>0,26</text:p>
          </table:table-cell>
          <table:table-cell table:number-columns-repeated="2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BBRNKQR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RKRNB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KRQ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NKQRB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BNRK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NRKRB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BKNN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KQN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QNBRK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BNQ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QNKB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RNBK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NRKBB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KRQ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NKRQ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QKRNB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NBBQ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BBKRQ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NRNKB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KNNB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RKBR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BBRN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RNBB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QKR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QNKN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QNNK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NBKRQ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QBNK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NBNK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QRB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NKRQB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NQB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RBNQB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RBQNB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BBKNR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NBNRB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BBKR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KRBB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BRKBNNQ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BNKRN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NRKRBQ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RQKRB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QRKBB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BBKN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NKBB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BQN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BKQB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NRKNB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KBNRB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BKNN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BKRNN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BNRBN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NQRN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RQNN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NQB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BBNNQ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QBRN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RQNB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QKNRB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QNBB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KBBQ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KQBB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QBKRB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KRBBN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BNKNR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BBNNRKQ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NQNRK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QNNRK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RKBR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QBR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RKNRB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QRN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NBQ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QKN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NQBRK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QBNK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RQNB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QRB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KQRBB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NRBNK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BKRB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NKRBB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NKNRB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NBBR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NNBB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KBNR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KBRN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QKRBB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BNKBR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BKRBN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BBNRKRN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KNQ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QKBRN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BRKN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BNKN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KRNN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QKNR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NQB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NKRB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NRKRB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KQRN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NBR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RBN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QNBB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RNBB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BQKB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KBNN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NBNK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NBRKB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BBNRN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NBRN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NRBBN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QNRN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NKR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QNKRN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QNB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NBKN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RNN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QNRN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NBNQ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NBR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NQR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QNR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RBN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QKBN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QNB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RBBNQ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RQBBN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BBQKR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NKRB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KRNN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BBNRN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KBNR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NBKRB</text:p>
          </table:table-cell>
          <table:table-cell office:value-type="float" office:value="0.22" calcext:value-type="float">
            <text:p>0,22</text:p>
          </table:table-cell>
          <table:table-cell table:number-columns-repeated="2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BNNBQRK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NRKBQ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NRKBRQ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QKR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NBQ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RBQ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QRBN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RBNQ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NKBRQ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QKRNB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QNK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NQRKB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NRBKRQ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RKQRB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QBN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NKBQ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QKBR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QKNRB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QBRNB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QRBB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BKRB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NBKQ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NKNBR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RBQNB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QRBB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BKNR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RNNBB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KBBRN</text:p>
          </table:table-cell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BNNRQB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RNB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NQKR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BNKR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NKNR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RNBQ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QNR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RNQ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NKRQ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BKNR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BNN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NKBR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NNB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NRKQ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NRBQ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QBKR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BNR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NBKR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NKRB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KQN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NQ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QN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NKBRQ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NKRQ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NRBBQ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BBN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NBBK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NBKN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RKRN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BBKR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BKNR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KRBN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NNRB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BBKN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NNRQ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QRNB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RNNBQ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RNQB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QBKR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QRBN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RNQBB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NBBQ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KNRQ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NKQ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NQBB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BQKB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QKBB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BNNB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BNRB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BRNB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RNBBN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KNBBR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office:value-type="string" calcext:value-type="string">
            <text:p>BBQNRNK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BNRK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RKNRB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NQRB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QKNRB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QNBK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QNKRB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NQRN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NQK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BNRQ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QRBBK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BQKB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KBQRB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KNQ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NQBK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BNRQ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RBBQN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KBBQ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KNBB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KRBBN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NRBKRN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BRKN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RKNRB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RNBK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BNRQ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NKQB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RNBNQ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RQBN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BBNQN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QKBRN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QRBN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QBRNB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BKNB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BNNKR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NKRBB</text:p>
          </table:table-cell>
          <table:table-cell office:value-type="float" office:value="0.19" calcext:value-type="float">
            <text:p>0,19</text:p>
          </table:table-cell>
          <table:table-cell table:number-columns-repeated="2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office:value-type="string" calcext:value-type="string">
            <text:p>BBNRKRQ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QRKNR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QNN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QRN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QNNK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BRNK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RKBN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KNRQ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QNRB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RQNB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BKRN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KNBN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RNNQB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KRQ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QNKRB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QNRK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QNRKB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BBQK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BRKN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KBRNB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RNKN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NRBBK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BNKB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BNKN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NBNRB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NKBB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NQN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RNNQ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QNK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BNQ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RQNB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NQKB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QRBB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RQBB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NRBB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QBNNB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KRQ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NQBK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NKBRN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NNRBB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BNKB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NKBBR</text:p>
          </table:table-cell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office:value-type="string" calcext:value-type="string">
            <text:p>BBQNRKRN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KNRQ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KQ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NKRQ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QKB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KNNR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NBRQ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KQ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NBRQ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KNB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NKB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NRKRQ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NBKRQ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QRKR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QRKRB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RKB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NBQ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QNR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RBQN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KBBRQ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KBNR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NNRKB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RKB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NBBRK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BKNB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KBRN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KRBBN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NBBK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BNNB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KBB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KBBRN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NRQN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NNKB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QNBN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QNBBR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NBNR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RBNN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KNRBB</text:p>
          </table:table-cell>
          <table:table-cell office:value-type="float" office:value="0.17" calcext:value-type="float">
            <text:p>0,17</text:p>
          </table:table-cell>
          <table:table-cell table:number-columns-repeated="2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office:value-type="string" calcext:value-type="string">
            <text:p>BBQRNKNR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NQNR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KRNQ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BRKNR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BRKRN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KRNQ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NKBRQ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NQKRB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KNQR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QRNKBR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QBKNR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BBKRN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KNRBB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NQRB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NBRQB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QBBRN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RBBNQ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BBKQR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NRKRBN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BRKRN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NRQN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NBQR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BNRQ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NBRQB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KRNBB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office:value-type="string" calcext:value-type="string">
            <text:p>BBNRQK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NRNQ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QKNR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NBRKQ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RNKR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RNQ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NKBQ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NKRQ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NQBK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BRNK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RKBR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KRBN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NRQ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RNBNQ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NKQ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QRN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NQBK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QNBK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KRNN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KRNQ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QBBK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BNKB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QKR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QKB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NQB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NRBQ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RQB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QNRB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KBRQ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QKBB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BNKB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KBB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NBKR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NKRB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NRK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NRKR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BBNK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KNRB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KNB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NKB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QRN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QBK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QNKB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NBKR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RQN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QBNR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BBN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NNBB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NBBNQ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KQR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RBQ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RNQB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RQB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NBBRQ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QBB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RBBQN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NBBNR</text:p>
          </table:table-cell>
          <table:table-cell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office:value-type="string" calcext:value-type="string">
            <text:p>BNRBQKN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BKNRN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QRNN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RQBNN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QKRN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NQRK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NRQKB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BBKRQ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KBBQ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KQBB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KRQB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NBBRK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RNBQ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BBQK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QBBK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QKRB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BKNB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NRBKN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NBKR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NKRB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NQK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QBNN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QNRBN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RBNNQ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KNRBN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NBRN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NKBQR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NKQR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BRNQ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NRQB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QNRBB</text:p>
          </table:table-cell>
          <table:table-cell office:value-type="float" office:value="0.14" calcext:value-type="float">
            <text:p>0,14</text:p>
          </table:table-cell>
          <table:table-cell table:number-columns-repeated="2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office:value-type="string" calcext:value-type="string">
            <text:p>BBNQRNK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KNBRN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NRQB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QRNK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NRKQB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BRNQ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NQKB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RNKRB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BBNK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BKNB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NBBK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BQRN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BRNQ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NBQRB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BBKRN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QKN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QNNB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BNQ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RNBQ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NNQ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NRNQ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RNNQB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BNQ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RNBQ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NNQBB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QNBK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QNKRB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KNRNB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NKBN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BBKN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BBNKR</text:p>
          </table:table-cell>
          <table:table-cell office:value-type="float" office:value="0.13" calcext:value-type="float">
            <text:p>0,13</text:p>
          </table:table-cell>
          <table:table-cell table:number-columns-repeated="2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office:value-type="string" calcext:value-type="string">
            <text:p>BBNRKNQ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QRNKR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NNRQ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NQRBK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NQRKR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NRQ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RBQ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QKRN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RNBK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NNRQ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QNN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QBN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QKN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NRQ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NKQR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NKRQ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KRNBQ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RKRQ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RQBK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QBRKB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KRBB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NKQR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QNBK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NQBB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NQRB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BBKN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NBKR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NRKBB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KBBN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KNRN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KRBB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NBKR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NRNQ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QNN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RNQ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KQN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BRNQ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RBQN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QKNNB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NQBB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QBBR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NNRB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NQNB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KRNQ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QBBR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QBNRB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RNBBQ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BBKQ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BKRN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KNBRN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KBBNR</text:p>
          </table:table-cell>
          <table:table-cell office:value-type="float" office:value="0.12" calcext:value-type="float">
            <text:p>0,12</text:p>
          </table:table-cell>
          <table:table-cell table:number-columns-repeated="2"/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office:value-type="string" calcext:value-type="string">
            <text:p>BBRQNKNR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QNRB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RBNQ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NQKR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KQRN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NBRKBR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NRBKRB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KBBNR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KNRQ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BBRQN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RNKRN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KNRBN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KRNBN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BNKRN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BBKRN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BRNQ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RNQB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QNBRN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BRNQ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NQRBB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QNRBB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QRNB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NRBBQ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RQNBB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KBRQB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NBBKR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NNBBR</text:p>
          </table:table-cell>
          <table:table-cell office:value-type="float" office:value="0.11" calcext:value-type="float">
            <text:p>0,11</text:p>
          </table:table-cell>
          <table:table-cell table:number-columns-repeated="2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office:value-type="string" calcext:value-type="string">
            <text:p>BNRBQNK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KNRN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QNNR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RNQN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QBN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RBQN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NKBQ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KNNR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NRBKQ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QRBKN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NBQK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BRKRN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KNBB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RKRNB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QKN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KQRN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NBBRQ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RQNB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QBKR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QKBBRN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KBNRN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BBKN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NNKR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KRQN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NKQ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QKNN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BRQN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NRBQ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BQRN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QNR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RBNQ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RQNN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QBBN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RQNB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NBBN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RBNN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QKRN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BKNN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NKNRB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BKNBR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 table:style-name="ce2" office:value-type="float" office:value="777" calcext:value-type="float">
            <text:p>777</text:p>
          </table:table-cell>
          <table:table-cell office:value-type="string" calcext:value-type="string">
            <text:p>BBRKRQN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QNBR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KNRNB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NKNRB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QRKNR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BRKQR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QKBBR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RKRNB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RNQBB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BKRBQ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RNKRB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KBBR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NKRNB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KNBBR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KNRQ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BQR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QRB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RQB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NQRB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BRNB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NBQNB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QNBB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BQNR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BQR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BRQN</text:p>
          </table:table-cell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2">
          <table:table-cell table:style-name="ce2" office:value-type="float" office:value="802" calcext:value-type="float">
            <text:p>802</text:p>
          </table:table-cell>
          <table:table-cell office:value-type="string" calcext:value-type="string">
            <text:p>BBNQRKR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NQR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KRQ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QNRKR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KQN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NQK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KQRN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NKBN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NKRN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QNR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RQN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NBQ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QBR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KQR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QNK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QKBN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BKNN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BRQK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QRBK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QRBKR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BBKQ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RQKRB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BKRNQ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QRNB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RBQN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BBNRK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NKBR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BRNB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KNNQ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KNQ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RQB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NNRQ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QRN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RNQ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NBRQ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QNB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NBQR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QBRN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NBBR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RBBNN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NQK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QNK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BNQ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QRNB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KBNR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BBNNR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NBRNB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style-name="ce2" office:value-type="float" office:value="849" calcext:value-type="float">
            <text:p>849</text:p>
          </table:table-cell>
          <table:table-cell office:value-type="string" calcext:value-type="string">
            <text:p>BBNRNKQR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NRQKR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RKBNR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NRKRN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NQR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QRBKR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QRKNBR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NQKR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QBBNR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NKBBR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NBQNR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QBRN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KNRBQ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QNR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QBR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BNRQ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BQR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NBRQ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BBNR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BBRN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BNRB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NBQR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QKRN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KBBRN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KBRN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KNRB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QNBKR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KRNBB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NBBKR</text:p>
          </table:table-cell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2">
          <table:table-cell table:style-name="ce2" office:value-type="float" office:value="878" calcext:value-type="float">
            <text:p>878</text:p>
          </table:table-cell>
          <table:table-cell office:value-type="string" calcext:value-type="string">
            <text:p>BBNRQNKR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QRNB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KNRQ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NKRNB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KNNRB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QBNR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QRNBB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BNNBR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NQBBN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QBNR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NBQRB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 table:style-name="ce2" office:value-type="float" office:value="889" calcext:value-type="float">
            <text:p>889</text:p>
          </table:table-cell>
          <table:table-cell office:value-type="string" calcext:value-type="string">
            <text:p>BBNQRKNR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KQNRN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QNKRN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BNNKR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NQNR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RQNNB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KNBRN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RKRQN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RNKQBR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QBBRKR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NRBBKR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BQNKRB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KNRQBB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RNKBQRB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KBNRB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BNKRNQ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KQBNRN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BNQKNBR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RQNN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QBBNN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NKBRNB</text:p>
          </table:table-cell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2">
          <table:table-cell table:style-name="ce2" office:value-type="float" office:value="910" calcext:value-type="float">
            <text:p>910</text:p>
          </table:table-cell>
          <table:table-cell office:value-type="string" calcext:value-type="string">
            <text:p>BQRNNBKR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NQRB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BNKNR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QNNKRB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BQRKR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KNBRN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NBBKR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RBBQN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RBBQNN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QBBKR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 table:style-name="ce2" office:value-type="float" office:value="920" calcext:value-type="float">
            <text:p>920</text:p>
          </table:table-cell>
          <table:table-cell office:value-type="string" calcext:value-type="string">
            <text:p>RQKBBRNN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KRQNB</text:p>
          </table:table-cell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NBBNKR</text:p>
          </table:table-cell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BNRBQ</text:p>
          </table:table-cell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KRNQBB</text:p>
          </table:table-cell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BNNBKR</text:p>
          </table:table-cell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QNRKNR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BRNQN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RKNRB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NNBKR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QNNR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NKQRBB</text:p>
          </table:table-cell>
          <table:table-cell office:value-type="float" office:value="0.02" calcext:value-type="float">
            <text:p>0,02</text:p>
          </table:table-cell>
          <table:table-cell table:number-columns-repeated="2"/>
        </table:table-row>
        <table:table-row table:style-name="ro2">
          <table:table-cell table:style-name="ce2" office:value-type="float" office:value="931" calcext:value-type="float">
            <text:p>931</text:p>
          </table:table-cell>
          <table:table-cell office:value-type="string" calcext:value-type="string">
            <text:p>RKNNBBRQ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KNRQB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2">
          <table:table-cell table:style-name="ce2" office:value-type="float" office:value="934" calcext:value-type="float">
            <text:p>934</text:p>
          </table:table-cell>
          <table:table-cell office:value-type="string" calcext:value-type="string">
            <text:p>BBNRKQN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NRNQK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NKQ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NQK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NQKN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BRQKNN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NRBNKQ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QRNNKR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KNRQN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NBKNQ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BBNRQK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NBBRKRQ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QBBRNK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BNRKR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BRNKRB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NRKNBB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BBNNK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RKRBBN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BNQN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NRQ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NQRN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QNNRB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BRQBN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NBBRQ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KQRNBB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NBBQKN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QKNRBB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0:34:29.064000000</meta:creation-date>
    <dc:date>2023-05-10T17:26:02.289000000</dc:date>
    <meta:editing-duration>PT1H13M25S</meta:editing-duration>
    <meta:editing-cycles>3</meta:editing-cycles>
    <meta:generator>LibreOffice/7.5.2.2$Windows_X86_64 LibreOffice_project/53bb9681a964705cf672590721dbc85eb4d0c3a2</meta:generator>
    <meta:document-statistic meta:table-count="1" meta:cell-count="1974" meta:object-count="0"/>
  </office:meta>
</office:document-meta>
</file>